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5486f" officeooo:paragraph-rsid="0005486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486f" officeooo:paragraph-rsid="0005486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5486f" officeooo:paragraph-rsid="0005486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486f" officeooo:paragraph-rsid="0005486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9e72" officeooo:paragraph-rsid="00069e7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9e72" officeooo:paragraph-rsid="00069e7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ddfd" officeooo:paragraph-rsid="0008dd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officeooo:rsid="0005486f" officeooo:paragraph-rsid="0005486f" style:font-size-asian="16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069e72" officeooo:paragraph-rsid="00069e72" style:font-size-asian="10.5pt" style:font-weight-asian="normal" style:font-size-complex="12pt" style:font-weight-complex="normal"/>
    </style:style>
    <style:style style:name="P10" style:family="paragraph" style:parent-style-name="Contents_20_Heading">
      <style:paragraph-properties fo:break-before="pag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0876af"/>
    </style:style>
    <style:style style:name="T3" style:family="text">
      <style:text-properties officeooo:rsid="00089bae"/>
    </style:style>
    <style:style style:name="T4" style:family="text">
      <style:text-properties officeooo:rsid="0008ddf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CE 358: Computer Networks</text:p>
      <text:p text:style-name="P8">Project 1: M/D/1 and M/D/1/K Queue Simulation</text:p>
      <text:p text:style-name="P1"/>
      <text:p text:style-name="P2"/>
      <text:p text:style-name="P3">Date of Submission:<text:span text:style-name="T1"> October 14, 2015</text:span></text:p>
      <text:p text:style-name="P3"/>
      <text:p text:style-name="P3"/>
      <text:p text:style-name="P3">Submitted By:</text:p>
      <text:p text:style-name="P3"/>
      <text:p text:style-name="P4">Student ID: Malesevic, Djordje: <text:s/><text:a xlink:type="simple" xlink:href="mailto:dmalesev@uwaterloo.ca" text:style-name="Internet_20_link" text:visited-style-name="Visited_20_Internet_20_Link">dmalesev@uwaterloo.ca</text:a></text:p>
      <text:p text:style-name="P4"/>
      <text:p text:style-name="P4">Student ID: Malesevic, Djordje: <text:s/><text:a xlink:type="simple" xlink:href="mailto:dmalesev@uwaterloo.ca" text:style-name="Internet_20_link" text:visited-style-name="Visited_20_Internet_20_Link">dmalesev@uwaterloo.ca</text:a></text:p>
      <text:p text:style-name="P4"/>
      <text:p text:style-name="P4"/>
      <text:p text:style-name="P4"/>
      <text:p text:style-name="P4"/>
      <text:p text:style-name="P4">Marks received: </text:p>
      <text:p text:style-name="P4"/>
      <text:p text:style-name="P4"/>
      <text:p text:style-name="P4"/>
      <text:p text:style-name="P4">Marked by: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of Contents</text:p>
          </text:index-title>
        </text:index-body>
      </text:table-of-content>
      <text:p text:style-name="P5"/>
      <text:p text:style-name="P9">1.</text:p>
      <text:p text:style-name="P6"><text:tab/>Code explanation</text:p>
      <text:p text:style-name="P6">2.</text:p>
      <text:p text:style-name="P6"><text:tab/> Average number of packets in the buffer/queue E[N] : <text:span text:style-name="T2">0.223</text:span><text:line-break/><text:tab/>Average sojourn time (queuing delay + service time) E[T] : <text:span text:style-name="T2">2.17 ms</text:span></text:p>
      <text:p text:style-name="P6"><text:tab/>Proportion of the time idle Pidle<text:line-break/><text:tab/><text:tab/><text:span text:style-name="T3">Total time = 10 s</text:span></text:p>
      <text:p text:style-name="P6"><text:tab/><text:tab/><text:span text:style-name="T3">Idle time <text:s text:c="2"/>= 8 s</text:span></text:p>
      <text:p text:style-name="P6"><text:tab/><text:tab/><text:span text:style-name="T4">Busy time = 2 s</text:span></text:p>
      <text:p text:style-name="P6"><text:tab/><text:tab/><text:span text:style-name="T4">Pidle <text:s text:c="8"/>= 80%</text:span></text:p>
      <text:p text:style-name="P7">3.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2:40:36.968834329</meta:creation-date>
    <dc:date>2015-10-14T16:37:27.056887353</dc:date>
    <meta:editing-duration>PT1H42M42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3" meta:paragraph-count="19" meta:word-count="87" meta:character-count="534" meta:non-whitespace-character-count="438"/>
  </office:meta>
</office:document-meta>
</file>